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значит знать и понимать чтобы успешно применять на практике для решения задач - в контексте "Wordpress Разработка Тем"</text:p>
      <text:p text:style-name="Standard">ChatGPT</text:p>
      <text:p text:style-name="P1">ChatGPT</text:p>
      <text:p text:style-name="Text_20_body">Чтобы успешно применять на практике знания и понимание в контексте разработки тем для WordPress, важно овладеть следующими аспектами:</text:p>
      <text:list xml:id="list1642068729664007314" text:style-name="L1">
        <text:list-item>
          <text:p text:style-name="P2"><text:span text:style-name="Strong_20_Emphasis">Понимание структуры тем WordPress</text:span>:</text:p>
          <text:list>
            <text:list-item>
              <text:p text:style-name="P3">Знание основных файлов и папок, определяющих структуру темы.</text:p>
            </text:list-item>
            <text:list-item>
              <text:p text:style-name="P3">Понимание роли каждого файла в теме и его взаимодействия с WordPress.</text:p>
            </text:list-item>
          </text:list>
        </text:list-item>
        <text:list-item>
          <text:p text:style-name="P2"><text:span text:style-name="Strong_20_Emphasis">Владение HTML и CSS</text:span>:</text:p>
          <text:list>
            <text:list-item>
              <text:p text:style-name="P3">Умение создавать и редактировать HTML-разметку страниц.</text:p>
            </text:list-item>
            <text:list-item>
              <text:p text:style-name="P3">Навыки стилизации элементов с помощью CSS, включая работу с селекторами, позиционированием и адаптивным дизайном.</text:p>
            </text:list-item>
          </text:list>
        </text:list-item>
        <text:list-item>
          <text:p text:style-name="P2"><text:span text:style-name="Strong_20_Emphasis">Знание PHP и WordPress API</text:span>:</text:p>
          <text:list>
            <text:list-item>
              <text:p text:style-name="P3">Понимание основ PHP и их применения в контексте разработки тем WordPress.</text:p>
            </text:list-item>
            <text:list-item>
              <text:p text:style-name="P3">Умение использовать шаблонные теги и функции WordPress для вывода контента и работы с данными.</text:p>
            </text:list-item>
          </text:list>
        </text:list-item>
        <text:list-item>
          <text:p text:style-name="P2"><text:span text:style-name="Strong_20_Emphasis">Умение кастомизировать темы</text:span>:</text:p>
          <text:list>
            <text:list-item>
              <text:p text:style-name="P3">Знание методов кастомизации тем, включая создание пользовательских шаблонов страниц, добавление пользовательских полей и типов записей.</text:p>
            </text:list-item>
            <text:list-item>
              <text:p text:style-name="P3">Навыки работы с хуками и фильтрами для расширения функциональности темы.</text:p>
            </text:list-item>
          </text:list>
        </text:list-item>
        <text:list-item>
          <text:p text:style-name="P2"><text:span text:style-name="Strong_20_Emphasis">Понимание адаптивного дизайна и оптимизации</text:span>:</text:p>
          <text:list>
            <text:list-item>
              <text:p text:style-name="P3">Умение создавать адаптивные стили с помощью медиазапросов, Flexbox и Grid.</text:p>
            </text:list-item>
            <text:list-item>
              <text:p text:style-name="P3">Знание методов оптимизации тем для ускорения загрузки страницы, включая минификацию CSS и JavaScript.</text:p>
            </text:list-item>
          </text:list>
        </text:list-item>
        <text:list-item>
          <text:p text:style-name="P2"><text:span text:style-name="Strong_20_Emphasis">Безопасность и тестирование</text:span>:</text:p>
          <text:list>
            <text:list-item>
              <text:p text:style-name="P3">Понимание мер безопасности темы и методов защиты от уязвимостей.</text:p>
            </text:list-item>
            <text:list-item>
              <text:p text:style-name="P3">Умение проводить тестирование тем на различных устройствах и браузерах для обеспечения качественного отображения и работы.</text:p>
            </text:list-item>
          </text:list>
        </text:list-item>
        <text:list-item>
          <text:p text:style-name="P2"><text:span text:style-name="Strong_20_Emphasis">Локализация и мультиязычность</text:span>:</text:p>
          <text:list>
            <text:list-item>
              <text:p text:style-name="P3">Знание процесса локализации темы для различных языков и региональных настроек.</text:p>
            </text:list-item>
          </text:list>
        </text:list-item>
        <text:list-item>
          <text:p text:style-name="P2"><text:span text:style-name="Strong_20_Emphasis">Отладка и решение проблем</text:span>:</text:p>
          <text:list>
            <text:list-item>
              <text:p text:style-name="P2">Умение проводить отладку PHP-кода с использованием инструментов для поиска и исправления ошибок.</text:p>
            </text:list-item>
          </text:list>
        </text:list-item>
      </text:list>
      <text:p text:style-name="Text_20_body">Понимание и применение этих аспектов позволит успешно разрабатывать темы для WordPress, соответствующие требованиям и ожиданиям клиентов или пользователе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22:39:30.84</dc:date>
    <meta:document-statistic meta:table-count="0" meta:image-count="0" meta:object-count="0" meta:page-count="1" meta:paragraph-count="27" meta:word-count="268" meta:character-count="1897"/>
    <dc:creator>Dima Wide</dc:creator>
    <meta:user-defined meta:name="Info 1"/>
    <meta:user-defined meta:name="Info 2"/>
    <meta:user-defined meta:name="Info 3"/>
    <meta:user-defined meta:name="Info 4"/>
  </office:meta>
</office:document-meta>
</file>